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312" officeooo:paragraph-rsid="001ca312"/>
    </style:style>
    <style:style style:name="P2" style:family="paragraph" style:parent-style-name="Standard" style:list-style-name="L2">
      <style:text-properties officeooo:rsid="001ca312" officeooo:paragraph-rsid="001ca312"/>
    </style:style>
    <style:style style:name="P3" style:family="paragraph" style:parent-style-name="Standard">
      <style:text-properties fo:font-size="20pt" fo:font-weight="bold" officeooo:rsid="001ca312" officeooo:paragraph-rsid="001ca312" style:font-size-asian="20pt" style:font-weight-asian="bold" style:font-size-complex="20pt" style:font-weight-complex="bold"/>
    </style:style>
    <style:style style:name="P4" style:family="paragraph" style:parent-style-name="Standard" style:list-style-name="L2">
      <style:text-properties officeooo:paragraph-rsid="001ca312"/>
    </style:style>
    <style:style style:name="T1" style:family="text">
      <style:text-properties officeooo:rsid="001ca312"/>
    </style:style>
    <style:style style:name="T2" style:family="text">
      <style:text-properties officeooo:rsid="001d32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sos básicos de ejecución</text:p>
      <text:list xml:id="list1452063712" text:style-name="L2">
        <text:list-item>
          <text:p text:style-name="P4"><text:span text:style-name="T1">Primero tenemos que obtener las imágenes para poder entrenar</text:span></text:p>
        </text:list-item>
        <text:list-item>
          <text:p text:style-name="P2">Después de tener las imágenes, tenemos que extraer los embebida </text:p>
        </text:list-item>
        <text:list-item>
          <text:p text:style-name="P4"><text:span text:style-name="T1">Después r</text:span><text:span text:style-name="T2">entrenamos</text:span><text:span text:style-name="T1"> el modelo para poder reconocer la cara deseada </text:span></text:p>
        </text:list-item>
        <text:list-item>
          <text:p text:style-name="P2">Ejecutamos el modelo 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1:31:25.732089059</meta:creation-date>
    <dc:date>2023-03-13T11:39:33.968395592</dc:date>
    <meta:editing-duration>PT8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0" meta:character-count="246" meta:non-whitespace-character-count="212"/>
  </office:meta>
</office:document-meta>
</file>